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d909" officeooo:paragraph-rsid="0011d909"/>
    </style:style>
    <style:style style:name="P2" style:family="paragraph" style:parent-style-name="Standard">
      <style:text-properties fo:font-size="14pt" officeooo:rsid="0011d909" officeooo:paragraph-rsid="0011d909" style:font-size-asian="14pt" style:font-size-complex="14pt"/>
    </style:style>
    <style:style style:name="P3" style:family="paragraph" style:parent-style-name="Standard">
      <style:text-properties fo:font-size="12pt" officeooo:rsid="0011d909" officeooo:paragraph-rsid="0011d909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Vision:</text:p>
      <text:p text:style-name="P1"/>
      <text:p text:style-name="P3"><text:span text:style-name="T1">The Db8 Project </text:span>is a platform that intends to benefit society by surfacing arguments for positions in a public and open environment and making them available to all.</text:p>
      <text:p text:style-name="P3"/>
      <text:p text:style-name="P3"><text:span text:style-name="T1">The Aim</text:span> is to surface the reasons that people think as they do on a topic and given all other opposing view points, whether those positions make logical sense. </text:p>
      <text:p text:style-name="P3"/>
      <text:p text:style-name="P3"/>
      <text:p text:style-name="P2">Project Background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4T12:54:22.327000000</meta:creation-date>
    <dc:date>2023-11-04T15:16:18.008000000</dc:date>
    <meta:editing-duration>PT2H21M55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61" meta:character-count="359" meta:non-whitespace-character-count="301"/>
  </office:meta>
</office:document-meta>
</file>